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538DD5" style:repeat-content="false"/>
      <style:paragraph-properties fo:text-align="center"/>
      <style:text-properties fo:color="#374151" style:font-name="Times New Roman" style:font-name-asian="Times New Roman" style:font-name-complex="Times New Roman" fo:font-size="16pt" style:font-size-asian="16pt" style:font-size-complex="16pt" style:font-family-generic="roman"/>
    </style:style>
    <style:style style:name="ce3" style:family="table-cell" style:parent-style-name="Default" style:data-style-name="N0">
      <style:table-cell-properties fo:border="thin solid #000000" style:vertical-align="automatic" fo:wrap-option="wrap" fo:background-color="#F7F7F8" style:repeat-content="false"/>
      <style:paragraph-properties fo:text-align="center"/>
      <style:text-properties fo:color="#374151" style:font-name="Times New Roman" style:font-name-asian="Times New Roman" style:font-name-complex="Times New Roman" fo:font-size="13pt" style:font-size-asian="13pt" style:font-size-complex="13pt" style:font-family-generic="roman"/>
    </style:style>
    <style:style style:name="ce4" style:family="table-cell" style:parent-style-name="Default" style:data-style-name="N0">
      <style:table-cell-properties fo:border="thin solid #000000" style:vertical-align="automatic" fo:wrap-option="wrap" fo:background-color="#F7F7F8"/>
      <style:text-properties fo:color="#374151" style:font-name="Times New Roman" style:font-name-asian="Times New Roman" style:font-name-complex="Times New Roman" fo:font-size="13pt" style:font-size-asian="13pt" style:font-size-complex="13pt" style:font-family-generic="roman"/>
    </style:style>
    <style:style style:name="ce5" style:family="table-cell" style:parent-style-name="Default" style:data-style-name="N0">
      <style:table-cell-properties fo:border="thin solid #000000" style:vertical-align="automatic" fo:wrap-option="wrap" fo:background-color="#C5D9F1" style:repeat-content="false"/>
      <style:paragraph-properties fo:text-align="center"/>
      <style:text-properties fo:color="#374151" style:font-name="Times New Roman" style:font-name-asian="Times New Roman" style:font-name-complex="Times New Roman" fo:font-size="13pt" style:font-size-asian="13pt" style:font-size-complex="13pt" style:font-family-generic="roman"/>
    </style:style>
    <style:style style:name="ce6" style:family="table-cell" style:parent-style-name="Default" style:data-style-name="N0">
      <style:table-cell-properties fo:border="thin solid #000000" style:vertical-align="automatic" fo:wrap-option="wrap" fo:background-color="#C5D9F1"/>
      <style:text-properties fo:color="#374151" style:font-name="Times New Roman" style:font-name-asian="Times New Roman" style:font-name-complex="Times New Roman" fo:font-size="13pt" style:font-size-asian="13pt" style:font-size-complex="13pt" style:font-family-generic="roman"/>
    </style:style>
    <style:style style:name="ce7" style:family="table-cell" style:parent-style-name="Default" style:data-style-name="N0">
      <style:table-cell-properties fo:border="thin solid #000000" style:vertical-align="automatic" fo:wrap-option="wrap"/>
      <style:text-properties fo:color="#374151" style:font-name="Times New Roman" style:font-name-asian="Times New Roman" style:font-name-complex="Times New Roman" fo:font-size="13pt" style:font-size-asian="13pt" style:font-size-complex="13pt" style:font-family-generic="roman"/>
    </style:style>
    <style:style style:name="ce8" style:family="table-cell" style:parent-style-name="Default" style:data-style-name="N0">
      <style:table-cell-properties style:vertical-align="automatic" fo:wrap-option="wrap" fo:background-color="#F7F7F8" style:repeat-content="false"/>
      <style:paragraph-properties fo:text-align="center"/>
      <style:text-properties fo:color="#374151" style:font-name="Times New Roman" style:font-name-asian="Times New Roman" style:font-name-complex="Times New Roman" fo:font-size="13pt" style:font-size-asian="13pt" style:font-size-complex="13pt" style:font-family-generic="roman"/>
    </style:style>
    <style:style style:name="ce9" style:family="table-cell" style:parent-style-name="Default" style:data-style-name="N0">
      <style:table-cell-properties style:vertical-align="automatic" fo:wrap-option="wrap" style:repeat-content="false"/>
      <style:paragraph-properties fo:text-align="center"/>
      <style:text-properties style:font-name="Times New Roman" style:font-name-asian="Times New Roman" style:font-name-complex="Times New Roman" style:font-family-generic="roman"/>
    </style:style>
    <style:style style:name="ce10" style:family="table-cell" style:parent-style-name="Default" style:data-style-name="N0">
      <style:table-cell-properties style:vertical-align="automatic" fo:wrap-option="wrap" fo:background-color="#00B050" style:repeat-content="false"/>
      <style:paragraph-properties fo:text-align="center"/>
      <style:text-properties style:font-name="Times New Roman" style:font-name-asian="Times New Roman" style:font-name-complex="Times New Roman" fo:font-size="16pt" style:font-size-asian="16pt" style:font-size-complex="16pt" fo:font-weight="bold" style:font-weight-asian="bold" style:font-weight-complex="bold" style:font-family-generic="roman"/>
    </style:style>
    <style:style style:name="ce11" style:family="table-cell" style:parent-style-name="Default" style:data-style-name="N0">
      <style:table-cell-properties fo:border-top="thin solid #000000" fo:border-bottom="none" fo:border-left="none" fo:border-right="none" style:vertical-align="automatic" fo:wrap-option="wrap" fo:background-color="#F7F7F8" style:repeat-content="false"/>
      <style:paragraph-properties fo:text-align="center"/>
      <style:text-properties fo:color="#374151" style:font-name="Times New Roman" style:font-name-asian="Times New Roman" style:font-name-complex="Times New Roman" fo:font-size="13pt" style:font-size-asian="13pt" style:font-size-complex="13pt" style:font-family-generic="roman"/>
    </style:style>
    <style:style style:name="ce12" style:family="table-cell" style:parent-style-name="Default" style:data-style-name="N0">
      <style:table-cell-properties style:vertical-align="automatic" fo:wrap-option="wrap" fo:background-color="#F7F7F8" style:repeat-content="false"/>
      <style:paragraph-properties fo:text-align="center"/>
      <style:text-properties fo:color="#374151" style:font-name="Times New Roman" style:font-name-asian="Times New Roman" style:font-name-complex="Times New Roman" fo:font-size="13pt" style:font-size-asian="13pt" style:font-size-complex="13pt" style:font-family-generic="roman"/>
    </style:style>
    <style:style style:name="ce13" style:family="table-cell" style:parent-style-name="Default" style:data-style-name="N0">
      <style:table-cell-properties fo:border="thin solid #000000" style:vertical-align="automatic" fo:wrap-option="wrap" fo:background-color="#00B050" style:repeat-content="false"/>
      <style:paragraph-properties fo:text-align="center"/>
      <style:text-properties style:font-name="Times New Roman" style:font-name-asian="Times New Roman" style:font-name-complex="Times New Roman" fo:font-size="16pt" style:font-size-asian="16pt" style:font-size-complex="16pt" fo:font-weight="bold" style:font-weight-asian="bold" style:font-weight-complex="bold" style:font-family-generic="roman"/>
    </style:style>
    <style:style style:name="ce14" style:family="table-cell" style:parent-style-name="Default" style:data-style-name="N0">
      <style:table-cell-properties fo:border-top="none" fo:border-bottom="thin solid #000000" fo:border-left="none" fo:border-right="none" style:vertical-align="automatic" fo:wrap-option="wrap" fo:background-color="#00B050" style:repeat-content="false"/>
      <style:paragraph-properties fo:text-align="center"/>
      <style:text-properties style:font-name="Times New Roman" style:font-name-asian="Times New Roman" style:font-name-complex="Times New Roman" fo:font-size="16pt" style:font-size-asian="16pt" style:font-size-complex="16pt" fo:font-weight="bold" style:font-weight-asian="bold" style:font-weight-complex="bold" style:font-family-generic="roman"/>
    </style:style>
    <style:style style:name="ce15" style:family="table-cell" style:parent-style-name="Default" style:data-style-name="N0">
      <style:table-cell-properties fo:border-top="thin solid #000000" fo:border-bottom="thin solid #000000" fo:border-left="none" fo:border-right="none" style:vertical-align="automatic" fo:wrap-option="wrap" fo:background-color="#F7F7F8" style:repeat-content="false"/>
      <style:paragraph-properties fo:text-align="center"/>
      <style:text-properties fo:color="#374151" style:font-name="Times New Roman" style:font-name-asian="Times New Roman" style:font-name-complex="Times New Roman" fo:font-size="13pt" style:font-size-asian="13pt" style:font-size-complex="13pt" style:font-family-generic="roman"/>
    </style:style>
    <style:style style:name="co1" style:family="table-column">
      <style:table-column-properties fo:break-before="auto" style:column-width="1.48166666666667cm"/>
    </style:style>
    <style:style style:name="co2" style:family="table-column">
      <style:table-column-properties fo:break-before="auto" style:column-width="14.366875cm"/>
    </style:style>
    <style:style style:name="co3" style:family="table-column">
      <style:table-column-properties fo:break-before="auto" style:column-width="16.8804166666667cm"/>
    </style:style>
    <style:style style:name="co4" style:family="table-column">
      <style:table-column-properties fo:break-before="auto" style:column-width="1.69333333333333cm"/>
    </style:style>
    <style:style style:name="ro1" style:family="table-row">
      <style:table-row-properties style:row-height="20.25pt" style:use-optimal-row-height="true" fo:break-before="auto"/>
    </style:style>
    <style:style style:name="ro2" style:family="table-row">
      <style:table-row-properties style:row-height="33pt" style:use-optimal-row-height="true" fo:break-before="auto"/>
    </style:style>
    <style:style style:name="ro3" style:family="table-row">
      <style:table-row-properties style:row-height="49.5pt" style:use-optimal-row-height="true" fo:break-before="auto"/>
    </style:style>
    <style:style style:name="ro4" style:family="table-row">
      <style:table-row-properties style:row-height="16.5pt" style:use-optimal-row-height="tru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number-columns-spanned="3" table:number-rows-spanned="1" table:style-name="ce14">
            <text:p>Bảng Nhưng Câu Hỏi Quan Trọng</text:p>
          </table:table-cell>
          <table:covered-table-cell table:number-columns-repeated="2"/>
          <table:table-cell table:number-columns-repeated="16381"/>
        </table:table-row>
        <table:table-row table:style-name="ro1">
          <table:table-cell office:value-type="string" table:style-name="ce2">
            <text:p>STT</text:p>
          </table:table-cell>
          <table:table-cell office:value-type="string" table:style-name="ce2">
            <text:p>Câu hỏi</text:p>
          </table:table-cell>
          <table:table-cell office:value-type="string" table:style-name="ce2">
            <text:p>Câu trả lời</text:p>
          </table:table-cell>
          <table:table-cell table:number-columns-repeated="16381"/>
        </table:table-row>
        <table:table-row table:style-name="ro2">
          <table:table-cell office:value-type="float" office:value="1" table:style-name="ce3">
            <text:p>1</text:p>
          </table:table-cell>
          <table:table-cell office:value-type="string" table:style-name="ce4">
            <text:p>Hệ thống có thể dùng để hỗ trợ cho những loại thẻ tín dụng như nào?</text:p>
          </table:table-cell>
          <table:table-cell office:value-type="string" table:style-name="ce4">
            <text:p>Hệ thống sẽ hỗ trợ cho các loại thẻ tín dụng có tính phổ biến rộng rãi như Visa, MasterCard hay JCB hoặc là <text:s/>thẻ nội địa.</text:p>
          </table:table-cell>
          <table:table-cell table:number-columns-repeated="16381"/>
        </table:table-row>
        <table:table-row table:style-name="ro2">
          <table:table-cell office:value-type="float" office:value="2" table:style-name="ce5">
            <text:p>2</text:p>
          </table:table-cell>
          <table:table-cell office:value-type="string" table:style-name="ce6">
            <text:p>Máy bán vé nó có thể hỗ trợ người dùng chọn ngôn ngữ tiếng Việt hay là tiếng Anh không?</text:p>
          </table:table-cell>
          <table:table-cell office:value-type="string" table:style-name="ce6">
            <text:p>Máy bán vé có hỗ trợ, nó sẽ hỗ trợ cho người dùng cả tiếng Việt và tiếng Anh để cho người dùng có thể lựa chọn phù hợp với bản thân.</text:p>
          </table:table-cell>
          <table:table-cell table:number-columns-repeated="16381"/>
        </table:table-row>
        <table:table-row table:style-name="ro3">
          <table:table-cell office:value-type="float" office:value="3" table:style-name="ce3">
            <text:p>3</text:p>
          </table:table-cell>
          <table:table-cell office:value-type="string" table:style-name="ce4">
            <text:p>Máy bán vé nó có thể hỗ trợ cho việc giảm giá vé cho học sinh, sinh viên và người cao tuổi hay là người khuyết tật không?</text:p>
          </table:table-cell>
          <table:table-cell office:value-type="string" table:style-name="ce4">
            <text:p>Máy bán vé có hô trợ, nó sẽ hỗ trợ về việc giúp giảm giá cho học sinh, sinh viên hay người cao tuổi hoặc người khuyết tật khi mà người dùng cung cấp chứng minh thích hợp với loại hỗ trợ giảm giá vé.</text:p>
          </table:table-cell>
          <table:table-cell table:number-columns-repeated="16381"/>
        </table:table-row>
        <table:table-row table:style-name="ro3">
          <table:table-cell office:value-type="float" office:value="4" table:style-name="ce5">
            <text:p>4</text:p>
          </table:table-cell>
          <table:table-cell office:value-type="string" table:style-name="ce6">
            <text:p>Máy bán vé nó có tích hợp một hệ thống bảo mật tốt để mà có thể bảo vệ thông tin từ cơ bản đến nâng cao cho người dùng không?</text:p>
          </table:table-cell>
          <table:table-cell office:value-type="string" table:style-name="ce6">
            <text:p>Máy bán vé có, nó sẽ tích hợp với một hệ thống bảo mật tốt nhằm để đảm bảo an toàn về mặt thông tin cho người dùng và luôn đảm báo những thông tin ấy luôn được bảo vệ một cách an toàn.</text:p>
          </table:table-cell>
          <table:table-cell table:number-columns-repeated="16381"/>
        </table:table-row>
        <table:table-row table:style-name="ro2">
          <table:table-cell office:value-type="float" office:value="5" table:style-name="ce3">
            <text:p>5</text:p>
          </table:table-cell>
          <table:table-cell office:value-type="string" table:style-name="ce4">
            <text:p>Máy bán vé nó có thể giới hạn được thời gian thực hiện giao dịch dành cho mỗi người dùng không?</text:p>
          </table:table-cell>
          <table:table-cell office:value-type="string" table:style-name="ce4">
            <text:p>Tất nhiên là máy bán vé sẽ có, nó sẽ giới hạn cho mỗi giao dịch sẽ có giới hạn <text:s/>cụ thể thời gian là 5 phút.</text:p>
          </table:table-cell>
          <table:table-cell table:number-columns-repeated="16381"/>
        </table:table-row>
        <table:table-row table:style-name="ro2">
          <table:table-cell office:value-type="float" office:value="6" table:style-name="ce5">
            <text:p>6</text:p>
          </table:table-cell>
          <table:table-cell office:value-type="string" table:style-name="ce6">
            <text:p>Máy bán vé có hỗ trợ chức năng in hóa đơn dành cho người dùng không?</text:p>
          </table:table-cell>
          <table:table-cell office:value-type="string" table:style-name="ce6">
            <text:p>Tất nhiên là có, máy bán vé nó sẽ có chức năng hỗ trợ in hóa đơn khi người dùng gửi yêu cầu đến hệ thống.</text:p>
          </table:table-cell>
          <table:table-cell table:number-columns-repeated="16381"/>
        </table:table-row>
        <table:table-row table:style-name="ro3">
          <table:table-cell office:value-type="float" office:value="7" table:style-name="ce3">
            <text:p>7</text:p>
          </table:table-cell>
          <table:table-cell office:value-type="string" table:style-name="ce4">
            <text:p>Máy bán vé nó hỗ trợ cho việc cung cấp thông tin về thời gian cụ thể để chờ cho từng tuyến đường không?</text:p>
          </table:table-cell>
          <table:table-cell office:value-type="string" table:style-name="ce4">
            <text:p>Máy bán vé có, nó sẽ gửi thông tin về thời gian chờ cho từng tuyến đường bằng cách đó là nó sẽ được hiển thị ở trên màn hình ngay sau khi người dùng chọn tuyến đường mà mình cần theo dõi.</text:p>
          </table:table-cell>
          <table:table-cell table:number-columns-repeated="16381"/>
        </table:table-row>
        <table:table-row table:style-name="ro2">
          <table:table-cell office:value-type="float" office:value="8" table:style-name="ce5">
            <text:p>8</text:p>
          </table:table-cell>
          <table:table-cell office:value-type="string" table:style-name="ce6">
            <text:p>Máy bán vé nó có hỗ trợ chức năng hoàn lại tiền tự động khi mà giao dịch bị hủy hay là không?</text:p>
          </table:table-cell>
          <table:table-cell office:value-type="string" table:style-name="ce6">
            <text:p>Tất nhiên chắc chắn là có, máy bán vé nó sẽ tự động hoàn lại tiền vào ví tiền kỹ thuật số hay là tài khoản thẻ tín dụng của người dùng nếu mà giao dịch bị hủy.</text:p>
          </table:table-cell>
          <table:table-cell table:number-columns-repeated="16381"/>
        </table:table-row>
        <table:table-row table:style-name="ro2">
          <table:table-cell office:value-type="float" office:value="9" table:style-name="ce3">
            <text:p>9</text:p>
          </table:table-cell>
          <table:table-cell office:value-type="string" table:style-name="ce4">
            <text:p>Máy bán vé có hỗ trợ cho chức năng một người mua vé dành cho cho nhiều người cùng một lúc hay không?</text:p>
          </table:table-cell>
          <table:table-cell office:value-type="string" table:style-name="ce7">
            <text:p>Máy bán sẽ sẽ có phần hỗ trợ này, người dùng sẽ có thể chọn số lượng vé phù hợp và loại vé ở trên màn hình trước khi mà thực hiện giao dịch.</text:p>
          </table:table-cell>
          <table:table-cell table:number-columns-repeated="16381"/>
        </table:table-row>
        <table:table-row table:style-name="ro4">
          <table:table-cell table:style-name="ce8"/>
          <table:table-cell table:number-columns-spanned="2" table:number-rows-spanned="3" table:style-name="ce15"/>
          <table:covered-table-cell/>
          <table:table-cell table:number-columns-repeated="16381"/>
        </table:table-row>
        <table:table-row table:style-name="ro4">
          <table:table-cell table:style-name="ce8"/>
          <table:covered-table-cell/>
          <table:covered-table-cell/>
          <table:table-cell table:number-columns-repeated="16381"/>
        </table:table-row>
        <table:table-row table:style-name="ro5">
          <table:table-cell table:style-name="ce9"/>
          <table:covered-table-cell/>
          <table:covered-table-cell/>
          <table:table-cell table:number-columns-repeated="16381"/>
        </table:table-row>
        <table:table-row table:style-name="ro1">
          <table:table-cell office:value-type="string" table:number-columns-spanned="3" table:number-rows-spanned="1" table:style-name="ce13">
            <text:p>Bảng Những Câu Hỏi Ít Quan Trọng</text:p>
          </table:table-cell>
          <table:covered-table-cell table:number-columns-repeated="2"/>
          <table:table-cell table:number-columns-repeated="16381"/>
        </table:table-row>
        <table:table-row table:style-name="ro1">
          <table:table-cell office:value-type="string" table:style-name="ce2">
            <text:p>STT</text:p>
          </table:table-cell>
          <table:table-cell office:value-type="string" table:style-name="ce2">
            <text:p>Câu hỏi</text:p>
          </table:table-cell>
          <table:table-cell office:value-type="string" table:style-name="ce2">
            <text:p>Câu trả lời</text:p>
          </table:table-cell>
          <table:table-cell table:number-columns-repeated="16381"/>
        </table:table-row>
        <table:table-row table:style-name="ro2">
          <table:table-cell office:value-type="float" office:value="1" table:style-name="ce3">
            <text:p>1</text:p>
          </table:table-cell>
          <table:table-cell office:value-type="string" table:style-name="ce4">
            <text:p>Máy bán vé nó có hỗ trợ cho việc tích hợp màn hình cảm ứng cho người dùng dễ dàng sử dụng không?</text:p>
          </table:table-cell>
          <table:table-cell office:value-type="string" table:style-name="ce4">
            <text:p>Máy bán vé có, nó sẽ hỗ trợ việc tích hợp một màn hình cảm ứng để người dùng có thể thao tác mua vé một cách dễ dàng hơn.</text:p>
          </table:table-cell>
          <table:table-cell table:number-columns-repeated="16381"/>
        </table:table-row>
        <table:table-row table:style-name="ro2">
          <table:table-cell office:value-type="float" office:value="2" table:style-name="ce5">
            <text:p>2</text:p>
          </table:table-cell>
          <table:table-cell office:value-type="string" table:style-name="ce6">
            <text:p>Máy bán vé nó hỗ trợ dành cho người khuyết tật không?</text:p>
          </table:table-cell>
          <table:table-cell office:value-type="string" table:style-name="ce6">
            <text:p>Máy bán vé có, nó sẽ có một thiết kế để <text:s/>cho người khuyết tật bao gồm cả người khiếm thị dễ dàng sử dụng.</text:p>
          </table:table-cell>
          <table:table-cell table:number-columns-repeated="16381"/>
        </table:table-row>
        <table:table-row table:style-name="ro2">
          <table:table-cell office:value-type="float" office:value="3" table:style-name="ce3">
            <text:p>3</text:p>
          </table:table-cell>
          <table:table-cell office:value-type="string" table:style-name="ce4">
            <text:p>Máy bán vé nó tích hợp chức năng hỗ trợ mua vé trực tuyến và đổi vé tại máy không?</text:p>
          </table:table-cell>
          <table:table-cell office:value-type="string" table:style-name="ce4">
            <text:p>Máy bán vé có tích hợp chức năng này, từ đây người dùng sẽ có thể mua vé trực tuyến hay là đổi vé tại máy bán vé nếu cần thiết.</text:p>
          </table:table-cell>
          <table:table-cell table:number-columns-repeated="16381"/>
        </table:table-row>
        <table:table-row table:style-name="ro4">
          <table:table-cell office:value-type="float" office:value="4" table:style-name="ce5">
            <text:p>4</text:p>
          </table:table-cell>
          <table:table-cell office:value-type="string" table:style-name="ce6">
            <text:p>Máy bán vé nó có thiết lập giới hạn về số lượng vé bán mỗi ngày không?</text:p>
          </table:table-cell>
          <table:table-cell office:value-type="string" table:style-name="ce6">
            <text:p>Máy bán vé nó sẽ không giới hạn số lượng vé mỗi ngày.</text:p>
          </table:table-cell>
          <table:table-cell table:number-columns-repeated="16381"/>
        </table:table-row>
        <table:table-row table:style-name="ro2">
          <table:table-cell office:value-type="float" office:value="5" table:style-name="ce3">
            <text:p>5</text:p>
          </table:table-cell>
          <table:table-cell office:value-type="string" table:style-name="ce4">
            <text:p>Máy bán vé có cần thiết bắt buộc phải có kết nối Internet hay không?</text:p>
          </table:table-cell>
          <table:table-cell office:value-type="string" table:style-name="ce4">
            <text:p>Máy bán vé nó sẽ bắt buộc cần kết nối với Internet để mà có thể xử lý giao dịch hay cập nhật thông tin tuyến đường một cách liên tục</text:p>
          </table:table-cell>
          <table:table-cell table:number-columns-repeated="16381"/>
        </table:table-row>
        <table:table-row table:style-name="ro4">
          <table:table-cell office:value-type="float" office:value="6" table:style-name="ce5">
            <text:p>6</text:p>
          </table:table-cell>
          <table:table-cell office:value-type="string" table:style-name="ce6">
            <text:p>Máy bán vé nó có hỗ trợ cho việc thanh toán bằng tiền mặt hay là không?</text:p>
          </table:table-cell>
          <table:table-cell office:value-type="string" table:style-name="ce6">
            <text:p>Không, máy bán vé chỉ hỗ trợ thanh toán bằng thẻ tín dụng, Mã QR và ví điện tử.</text:p>
          </table:table-cell>
          <table:table-cell table:number-columns-repeated="16381"/>
        </table:table-row>
        <table:table-row table:style-name="ro2">
          <table:table-cell office:value-type="float" office:value="7" table:style-name="ce3">
            <text:p>7</text:p>
          </table:table-cell>
          <table:table-cell office:value-type="string" table:style-name="ce4">
            <text:p>Máy bán vé nó có hỗ trợ cho việc tích hợp hệ thống giám sát video không?</text:p>
          </table:table-cell>
          <table:table-cell office:value-type="string" table:style-name="ce4">
            <text:p>Máy bán vé nó sẽ hỗ trợ tích hợp, nó sẽ tích hợp một hệ thống giám sát video để mà có thể đảm bảo về mặc an ninh cùng với vận hành một cách trơn tru.</text:p>
          </table:table-cell>
          <table:table-cell table:number-columns-repeated="16381"/>
        </table:table-row>
        <table:table-row table:style-name="ro2">
          <table:table-cell office:value-type="float" office:value="8" table:style-name="ce5">
            <text:p>8</text:p>
          </table:table-cell>
          <table:table-cell office:value-type="string" table:style-name="ce6">
            <text:p>Máy bán vé nó có hỗ trợ cho việc mua vé theo định kỳ của người dùng (ví dụ như: theo hàng ngày hay hàng tuần hoặc hàng tháng) không?</text:p>
          </table:table-cell>
          <table:table-cell office:value-type="string" table:style-name="ce6">
            <text:p>Máy bán vé có hỗ trợ, nó sẽ giúp cho người dùng có thể mà chọn mua vé theo định kỳ như là theo ngày tuần hayy tháng tùy theo nhu cầu của người dùng.</text:p>
          </table:table-cell>
          <table:table-cell table:number-columns-repeated="16381"/>
        </table:table-row>
        <table:table-row table:style-name="ro2">
          <table:table-cell office:value-type="float" office:value="9" table:style-name="ce3">
            <text:p>9</text:p>
          </table:table-cell>
          <table:table-cell office:value-type="string" table:style-name="ce4">
            <text:p>Máy bán vé nó có tích hợp thêm chức năng dùng để tìm kiếm thông tin về tuyến đường không?</text:p>
          </table:table-cell>
          <table:table-cell office:value-type="string" table:style-name="ce4">
            <text:p>Máy bán vé có hỗ tợ, nó sẽ hỗ trợ cho người dùng có thể mà tìm kiếm thông tin tuyến đường hay là thời gian chờ ở trên màn hình của máy bán vé.</text:p>
          </table:table-cell>
          <table:table-cell table:number-columns-repeated="16381"/>
        </table:table-row>
        <table:table-row table:style-name="ro3">
          <table:table-cell office:value-type="float" office:value="10" table:style-name="ce5">
            <text:p>10</text:p>
          </table:table-cell>
          <table:table-cell office:value-type="string" table:style-name="ce6">
            <text:p>Máy bán vé nó có hỗ trợ cho người dùng đổi vé sau khi mua mà chưa sử dụng không?</text:p>
          </table:table-cell>
          <table:table-cell office:value-type="string" table:style-name="ce6">
            <text:p>Máy bán vé có, nó sẽ hỗ trọ cho người dùng có thể mà đổi lại vé tại máy bán vé ở trong khoảng thời gian quy định và tuân thủ nghiệm ngặt theo các điều kiện đổi vé đã được định sẳn từ trước.</text:p>
          </table:table-cell>
          <table:table-cell table:number-columns-repeated="16381"/>
        </table:table-row>
        <table:table-row table:style-name="ro2">
          <table:table-cell office:value-type="float" office:value="11" table:style-name="ce3">
            <text:p>11</text:p>
          </table:table-cell>
          <table:table-cell office:value-type="string" table:style-name="ce7">
            <text:p>Máy bán vé nó có hỗ trợ cho phần hướng dẫn người dùng mới hoặc người dùng chưa biết sử dụng bằng tích hợp giọng nói không?</text:p>
          </table:table-cell>
          <table:table-cell office:value-type="string" table:style-name="ce7">
            <text:p>Máy bán vé có hỗ trợ, nó sẽ hướng dẫn để người dùng có thể sử dụng bằng giọng nói để mà họ có thể dễ dàng quen thuộc, đặc biệt nhất là dành cho người khiếm thị.<text:s/></text:p>
          </table:table-cell>
          <table:table-cell table:number-columns-repeated="16381"/>
        </table:table-row>
        <table:table-row table:number-rows-repeated="1048549" table:style-name="ro5">
          <table:table-cell table:number-columns-repeated="16384"/>
        </table:table-row>
      </table:table>
      <table:table table:name="Sheet2" table:style-name="ta1">
        <table:table-column table:style-name="co4" table:number-columns-repeated="16384" table:default-cell-style-name="ce1"/>
        <table:table-row table:number-rows-repeated="1048576" table:style-name="ro5">
          <table:table-cell table:number-columns-repeated="16384"/>
        </table:table-row>
      </table:table>
      <table:table table:name="Sheet3" table:style-name="ta1">
        <table:table-column table:style-name="co4" table:number-columns-repeated="16384" table:default-cell-style-name="ce1"/>
        <table:table-row table:number-rows-repeated="1048576"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6421</meta:generator>
    <meta:initial-creator>asus</meta:initial-creator>
    <dc:creator>X</dc:creator>
    <meta:creation-date>2023-04-28T07:32:09Z</meta:creation-date>
    <dc:date>2023-04-28T08:23:01Z</dc:date>
  </office:meta>
</office:document-meta>
</file>